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Example 6.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(x)= e^(-x)-x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true value=</text:p>
          </table:table-cell>
          <table:table-cell table:style-name="ce1" office:value-type="float" office:value="0.56714329" calcext:value-type="float">
            <text:p>0.56714329</text:p>
          </table:table-cell>
        </table:table-row>
        <table:table-row table:style-name="ro1">
          <table:table-cell/>
          <table:table-cell office:value-type="string" calcext:value-type="string">
            <text:p>Xi+1= xi – f(xi)/ f’(xi)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’(x)= -e^(-x)-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teración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f(x)</text:p>
          </table:table-cell>
          <table:table-cell table:style-name="ce1" office:value-type="string" calcext:value-type="string">
            <text:p>f’(x)</text:p>
          </table:table-cell>
          <table:table-cell office:value-type="string" calcext:value-type="string">
            <text:p>ea(%)</text:p>
          </table:table-cell>
          <table:table-cell table:style-name="ce1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EXP(-[.B11])-[.B11]" office:value-type="float" office:value="1" calcext:value-type="float">
            <text:p>1</text:p>
          </table:table-cell>
          <table:table-cell table:style-name="ce1" table:formula="of:=-EXP(-[.B11])-1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B11]-([.C11]/[.D11])" office:value-type="float" office:value="0.5" calcext:value-type="float">
            <text:p>0.5</text:p>
          </table:table-cell>
          <table:table-cell table:style-name="ce1" table:formula="of:=EXP(-[.B12])-[.B12]" office:value-type="float" office:value="0.106530659712633" calcext:value-type="float">
            <text:p>0.106530659712633</text:p>
          </table:table-cell>
          <table:table-cell table:style-name="ce1" table:formula="of:=-EXP(-[.B12])-1" office:value-type="float" office:value="-1.60653065971263" calcext:value-type="float">
            <text:p>-1.60653065971263</text:p>
          </table:table-cell>
          <table:table-cell table:formula="of:=100*(([.B12]-[.B11])/[.B12])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[.B12]-([.C12]/[.D12])" office:value-type="float" office:value="0.566311003197218" calcext:value-type="float">
            <text:p>0.566311003197218</text:p>
          </table:table-cell>
          <table:table-cell table:style-name="ce1" table:formula="of:=EXP(-[.B13])-[.B13]" office:value-type="float" office:value="0.00130450980602004" calcext:value-type="float">
            <text:p>0.00130450980602004</text:p>
          </table:table-cell>
          <table:table-cell table:style-name="ce1" table:formula="of:=-EXP(-[.B13])-1" office:value-type="float" office:value="-1.56761551300324" calcext:value-type="float">
            <text:p>-1.56761551300324</text:p>
          </table:table-cell>
          <table:table-cell table:formula="of:=100*(([.B13]-[.B12])/[.B13])" office:value-type="float" office:value="11.7092909766624" calcext:value-type="float">
            <text:p>11.7092909766624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13]-([.C13]/[.D13])" office:value-type="float" office:value="0.567143165034862" calcext:value-type="float">
            <text:p>0.567143165034862</text:p>
          </table:table-cell>
          <table:table-cell table:style-name="ce1" table:formula="of:=EXP(-[.B14])-[.B14]" office:value-type="float" office:value="0.00000019648047178134" calcext:value-type="float">
            <text:p>1.96480471781335E-07</text:p>
          </table:table-cell>
          <table:table-cell table:style-name="ce1" table:formula="of:=-EXP(-[.B14])-1" office:value-type="float" office:value="-1.56714336151533" calcext:value-type="float">
            <text:p>-1.56714336151533</text:p>
          </table:table-cell>
          <table:table-cell table:formula="of:=100*(([.B14]-[.B13])/[.B14])" office:value-type="float" office:value="0.146728707837439" calcext:value-type="float">
            <text:p>0.146728707837439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14]-([.C14]/[.D14])" office:value-type="float" office:value="0.567143290409781" calcext:value-type="float">
            <text:p>0.567143290409781</text:p>
          </table:table-cell>
          <table:table-cell table:style-name="ce1" table:formula="of:=EXP(-[.B15])-[.B15]" office:value-type="float" office:value="4.44089209850063E-015" calcext:value-type="float">
            <text:p>4.44089209850063E-15</text:p>
          </table:table-cell>
          <table:table-cell table:style-name="ce1" table:formula="of:=-EXP(-[.B15])-1" office:value-type="float" office:value="-1.56714329040979" calcext:value-type="float">
            <text:p>-1.56714329040979</text:p>
          </table:table-cell>
          <table:table-cell table:formula="of:=100*(([.B15]-[.B14])/[.B15])" office:value-type="float" office:value="0.0000221063919843976" calcext:value-type="float">
            <text:p>2.21063919843976E-05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15]-([.C15]/[.D15])" office:value-type="float" office:value="0.567143290409784" calcext:value-type="float">
            <text:p>0.567143290409784</text:p>
          </table:table-cell>
          <table:table-cell table:style-name="ce1" table:formula="of:=EXP(-[.B16])-[.B16]" office:value-type="float" office:value="0" calcext:value-type="float">
            <text:p>0</text:p>
          </table:table-cell>
          <table:table-cell table:style-name="ce1" table:formula="of:=-EXP(-[.B16])-1" office:value-type="float" office:value="-1.56714329040978" calcext:value-type="float">
            <text:p>-1.56714329040978</text:p>
          </table:table-cell>
          <table:table-cell table:formula="of:=100*(([.B16]-[.B15])/[.B16])" office:value-type="float" office:value="0.00000000000050896835" calcext:value-type="float">
            <text:p>5.08968352942999E-13</text:p>
          </table:table-cell>
          <table:table-cell/>
        </table:table-row>
        <table:table-row table:style-name="ro1"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7T01:49:44.944455540</dc:date>
    <meta:editing-duration>PT45M18S</meta:editing-duration>
    <meta:editing-cycles>15</meta:editing-cycles>
    <meta:generator>LibreOffice/7.3.7.2$Linux_X86_64 LibreOffice_project/30$Build-2</meta:generator>
    <meta:document-statistic meta:table-count="1" meta:cell-count="40" meta:object-count="0"/>
  </office:meta>
</office:document-meta>
</file>